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table table:name="sklearn_refit_False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dask_refit_False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sklearn_refit_False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dask_refit_False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sklearn_refit_balanced_accuracy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dask_refit_balanced_accuracy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sklearn_refit_balanced_accuracy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dask_refit_balanced_accuracy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sklearn_refit_refit_fxn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dask_refit_refit_fxn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sklearn_refit_refit_fxn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dask_refit_refit_fxn_post_init" table:style-name="ta1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cv_results_ not available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sklearn_refit_False_post_fit" table:style-name="ta2">
        <table:table-column table:style-name="co1" table:default-cell-style-name="pd1"/>
        <table:table-column table:style-name="co1" table:number-columns-repeated="22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12187194824219" calcext:value-type="float">
            <text:p>0.00812187194824219</text:p>
          </table:table-cell>
          <table:table-cell office:value-type="float" office:value="0.00178139415484014" calcext:value-type="float">
            <text:p>0.00178139415484014</text:p>
          </table:table-cell>
          <table:table-cell office:value-type="float" office:value="0.0051842212677002" calcext:value-type="float">
            <text:p>0.0051842212677002</text:p>
          </table:table-cell>
          <table:table-cell office:value-type="float" office:value="0.00114731107196645" calcext:value-type="float">
            <text:p>0.0011473110719664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097182531580755" calcext:value-type="float">
            <text:p>0.097182531580755</text:p>
          </table:table-cell>
          <table:table-cell office:value-type="float" office:value="1" calcext:value-type="float">
            <text:p>1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41428571428571" calcext:value-type="float">
            <text:p>0.841428571428571</text:p>
          </table:table-cell>
          <table:table-cell office:value-type="float" office:value="0.105404952832553" calcext:value-type="float">
            <text:p>0.10540495283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8756542205811" calcext:value-type="float">
            <text:p>0.0108756542205811</text:p>
          </table:table-cell>
          <table:table-cell office:value-type="float" office:value="0.001216021818896" calcext:value-type="float">
            <text:p>0.001216021818896</text:p>
          </table:table-cell>
          <table:table-cell office:value-type="float" office:value="0.00650806427001953" calcext:value-type="float">
            <text:p>0.00650806427001953</text:p>
          </table:table-cell>
          <table:table-cell office:value-type="float" office:value="0.000779077577137873" calcext:value-type="float">
            <text:p>0.00077907757713787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17851130197758" calcext:value-type="float">
            <text:p>0.117851130197758</text:p>
          </table:table-cell>
          <table:table-cell office:value-type="float" office:value="2" calcext:value-type="float">
            <text:p>2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29523809523809" calcext:value-type="float">
            <text:p>0.829523809523809</text:p>
          </table:table-cell>
          <table:table-cell office:value-type="float" office:value="0.125533780946525" calcext:value-type="float">
            <text:p>0.125533780946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1946067810059" calcext:value-type="float">
            <text:p>0.0151946067810059</text:p>
          </table:table-cell>
          <table:table-cell office:value-type="float" office:value="0.000801211137373854" calcext:value-type="float">
            <text:p>0.000801211137373854</text:p>
          </table:table-cell>
          <table:table-cell office:value-type="float" office:value="0.00643877983093262" calcext:value-type="float">
            <text:p>0.00643877983093262</text:p>
          </table:table-cell>
          <table:table-cell office:value-type="float" office:value="0.000432253907018883" calcext:value-type="float">
            <text:p>0.00043225390701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3" calcext:value-type="float">
            <text:p>3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6029663085938" calcext:value-type="float">
            <text:p>0.0196029663085938</text:p>
          </table:table-cell>
          <table:table-cell office:value-type="float" office:value="0.00316873348917386" calcext:value-type="float">
            <text:p>0.00316873348917386</text:p>
          </table:table-cell>
          <table:table-cell office:value-type="float" office:value="0.00614223480224609" calcext:value-type="float">
            <text:p>0.00614223480224609</text:p>
          </table:table-cell>
          <table:table-cell office:value-type="float" office:value="0.000303941316082414" calcext:value-type="float">
            <text:p>0.0003039413160824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3" calcext:value-type="float">
            <text:p>3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8893814086914" calcext:value-type="float">
            <text:p>0.0168893814086914</text:p>
          </table:table-cell>
          <table:table-cell office:value-type="float" office:value="0.00723385549794621" calcext:value-type="float">
            <text:p>0.00723385549794621</text:p>
          </table:table-cell>
          <table:table-cell office:value-type="float" office:value="0.00412435531616211" calcext:value-type="float">
            <text:p>0.00412435531616211</text:p>
          </table:table-cell>
          <table:table-cell office:value-type="float" office:value="0.000843373652208994" calcext:value-type="float">
            <text:p>0.0008433736522089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24721912892465" calcext:value-type="float">
            <text:p>0.1247219128924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57142857142857" calcext:value-type="float">
            <text:p>0.657142857142857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0952380952381" calcext:value-type="float">
            <text:p>0.800952380952381</text:p>
          </table:table-cell>
          <table:table-cell office:value-type="float" office:value="0.130528317706757" calcext:value-type="float">
            <text:p>0.13052831770675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dask_refit_False_post_fit" table:style-name="ta2">
        <table:table-column table:style-name="co1" table:default-cell-style-name="pd1"/>
        <table:table-column table:style-name="co1" table:number-columns-repeated="18" table:default-cell-style-name="Default"/>
        <table:table-row table:style-name="ro1">
          <table:table-cell table:style-name="Default"/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  <table:table-cell table:style-name="pd1" office:value-type="string" calcext:value-type="string">
            <text:p>param_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'C': 0.01}</text:p>
          </table:table-cell>
          <table:table-cell office:value-type="float" office:value="0.0267677866504528" calcext:value-type="float">
            <text:p>0.0267677866504528</text:p>
          </table:table-cell>
          <table:table-cell office:value-type="float" office:value="0.0122702503060709" calcext:value-type="float">
            <text:p>0.0122702503060709</text:p>
          </table:table-cell>
          <table:table-cell office:value-type="float" office:value="0.0124280443415046" calcext:value-type="float">
            <text:p>0.0124280443415046</text:p>
          </table:table-cell>
          <table:table-cell office:value-type="float" office:value="0.00310786704500724" calcext:value-type="float">
            <text:p>0.00310786704500724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849836585598797" calcext:value-type="float">
            <text:p>0.0849836585598797</text:p>
          </table:table-cell>
          <table:table-cell office:value-type="float" office:value="1" calcext:value-type="float">
            <text:p>1</text:p>
          </table:table-cell>
          <table:table-cell office:value-type="float" office:value="0.741758241758242" calcext:value-type="float">
            <text:p>0.741758241758242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.89010989010989" calcext:value-type="float">
            <text:p>0.89010989010989</text:p>
          </table:table-cell>
          <table:table-cell office:value-type="float" office:value="0.864468864468864" calcext:value-type="float">
            <text:p>0.864468864468864</text:p>
          </table:table-cell>
          <table:table-cell office:value-type="float" office:value="0.0915384542095223" calcext:value-type="float">
            <text:p>0.091538454209522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'C': 0.1}</text:p>
          </table:table-cell>
          <table:table-cell office:value-type="float" office:value="0.0273140849894844" calcext:value-type="float">
            <text:p>0.0273140849894844</text:p>
          </table:table-cell>
          <table:table-cell office:value-type="float" office:value="0.0142769430547039" calcext:value-type="float">
            <text:p>0.0142769430547039</text:p>
          </table:table-cell>
          <table:table-cell office:value-type="float" office:value="0.0310513976728544" calcext:value-type="float">
            <text:p>0.0310513976728544</text:p>
          </table:table-cell>
          <table:table-cell office:value-type="float" office:value="0.00885999551436274" calcext:value-type="float">
            <text:p>0.0088599955143627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0707106781186548" calcext:value-type="float">
            <text:p>0.0707106781186548</text:p>
          </table:table-cell>
          <table:table-cell office:value-type="float" office:value="2" calcext:value-type="float">
            <text:p>2</text:p>
          </table:table-cell>
          <table:table-cell office:value-type="float" office:value="0.741758241758242" calcext:value-type="float">
            <text:p>0.741758241758242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9010989010989" calcext:value-type="float">
            <text:p>0.89010989010989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788609895297106" calcext:value-type="float">
            <text:p>0.078860989529710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'C': 1.0}</text:p>
          </table:table-cell>
          <table:table-cell office:value-type="float" office:value="0.0531438540007609" calcext:value-type="float">
            <text:p>0.0531438540007609</text:p>
          </table:table-cell>
          <table:table-cell office:value-type="float" office:value="0.0137823244577848" calcext:value-type="float">
            <text:p>0.0137823244577848</text:p>
          </table:table-cell>
          <table:table-cell office:value-type="float" office:value="0.034538152666452" calcext:value-type="float">
            <text:p>0.034538152666452</text:p>
          </table:table-cell>
          <table:table-cell office:value-type="float" office:value="0.0152682173965542" calcext:value-type="float">
            <text:p>0.015268217396554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7851130197758" calcext:value-type="float">
            <text:p>0.117851130197758</text:p>
          </table:table-cell>
          <table:table-cell office:value-type="float" office:value="3" calcext:value-type="float">
            <text:p>3</text:p>
          </table:table-cell>
          <table:table-cell office:value-type="float" office:value="0.631868131868132" calcext:value-type="float">
            <text:p>0.631868131868132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office:value-type="float" office:value="0.826007326007326" calcext:value-type="float">
            <text:p>0.826007326007326</text:p>
          </table:table-cell>
          <table:table-cell office:value-type="float" office:value="0.137277140669916" calcext:value-type="float">
            <text:p>0.1372771406699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'C': 10.0}</text:p>
          </table:table-cell>
          <table:table-cell office:value-type="float" office:value="0.0505282316783754" calcext:value-type="float">
            <text:p>0.0505282316783754</text:p>
          </table:table-cell>
          <table:table-cell office:value-type="float" office:value="0.0193503793048615" calcext:value-type="float">
            <text:p>0.0193503793048615</text:p>
          </table:table-cell>
          <table:table-cell office:value-type="float" office:value="0.00969458134689679" calcext:value-type="float">
            <text:p>0.00969458134689679</text:p>
          </table:table-cell>
          <table:table-cell office:value-type="float" office:value="0.00442705255922364" calcext:value-type="float">
            <text:p>0.0044270525592236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942809041582063" calcext:value-type="float">
            <text:p>0.0942809041582063</text:p>
          </table:table-cell>
          <table:table-cell office:value-type="float" office:value="4" calcext:value-type="float">
            <text:p>4</text:p>
          </table:table-cell>
          <table:table-cell office:value-type="float" office:value="0.631868131868132" calcext:value-type="float">
            <text:p>0.631868131868132</text:p>
          </table:table-cell>
          <table:table-cell table:number-columns-repeated="2" office:value-type="float" office:value="0.884615384615385" calcext:value-type="float">
            <text:p>0.884615384615385</text:p>
          </table:table-cell>
          <table:table-cell office:value-type="float" office:value="0.8003663003663" calcext:value-type="float">
            <text:p>0.8003663003663</text:p>
          </table:table-cell>
          <table:table-cell office:value-type="float" office:value="0.119146197562568" calcext:value-type="float">
            <text:p>0.11914619756256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'C': 100.0}</text:p>
          </table:table-cell>
          <table:table-cell office:value-type="float" office:value="0.0511336616667298" calcext:value-type="float">
            <text:p>0.0511336616667298</text:p>
          </table:table-cell>
          <table:table-cell office:value-type="float" office:value="0.0173013220555855" calcext:value-type="float">
            <text:p>0.0173013220555855</text:p>
          </table:table-cell>
          <table:table-cell office:value-type="float" office:value="0.0230377300176769" calcext:value-type="float">
            <text:p>0.0230377300176769</text:p>
          </table:table-cell>
          <table:table-cell office:value-type="float" office:value="0.00856422838240117" calcext:value-type="float">
            <text:p>0.0085642283824011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117851130197758" calcext:value-type="float">
            <text:p>0.117851130197758</text:p>
          </table:table-cell>
          <table:table-cell office:value-type="float" office:value="5" calcext:value-type="float">
            <text:p>5</text:p>
          </table:table-cell>
          <table:table-cell office:value-type="float" office:value="0.593406593406593" calcext:value-type="float">
            <text:p>0.593406593406593</text:p>
          </table:table-cell>
          <table:table-cell table:number-columns-repeated="2" office:value-type="float" office:value="0.884615384615385" calcext:value-type="float">
            <text:p>0.884615384615385</text:p>
          </table:table-cell>
          <table:table-cell office:value-type="float" office:value="0.787545787545788" calcext:value-type="float">
            <text:p>0.787545787545788</text:p>
          </table:table-cell>
          <table:table-cell office:value-type="float" office:value="0.137277140669916" calcext:value-type="float">
            <text:p>0.13727714066991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gstcv_sklearn_refit_False_post_fit" table:style-name="ta2">
        <table:table-column table:style-name="co1" table:default-cell-style-name="pd1"/>
        <table:table-column table:style-name="co1" table:number-columns-repeated="2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_accuracy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best_threshold_balanced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7708763894625" calcext:value-type="float">
            <text:p>0.0087708763894625</text:p>
          </table:table-cell>
          <table:table-cell office:value-type="float" office:value="0.00238297430350323" calcext:value-type="float">
            <text:p>0.00238297430350323</text:p>
          </table:table-cell>
          <table:table-cell office:value-type="float" office:value="0.00178938874520273" calcext:value-type="float">
            <text:p>0.00178938874520273</text:p>
          </table:table-cell>
          <table:table-cell office:value-type="float" office:value="0.000770646317002346" calcext:value-type="float">
            <text:p>0.00077064631700234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097182531580755" calcext:value-type="float">
            <text:p>0.097182531580755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115415054999922" calcext:value-type="float">
            <text:p>0.115415054999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0189039390534" calcext:value-type="float">
            <text:p>0.00750189039390534</text:p>
          </table:table-cell>
          <table:table-cell office:value-type="float" office:value="0.000627407074203818" calcext:value-type="float">
            <text:p>0.000627407074203818</text:p>
          </table:table-cell>
          <table:table-cell office:value-type="float" office:value="0.00147488864465794" calcext:value-type="float">
            <text:p>0.00147488864465794</text:p>
          </table:table-cell>
          <table:table-cell office:value-type="float" office:value="0.000611495254048195" calcext:value-type="float">
            <text:p>0.0006114952540481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849836585598797" calcext:value-type="float">
            <text:p>0.084983658559879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58095238095238" calcext:value-type="float">
            <text:p>0.858095238095238</text:p>
          </table:table-cell>
          <table:table-cell office:value-type="float" office:value="0.0957794139944734" calcext:value-type="float">
            <text:p>0.0957794139944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11018820479512" calcext:value-type="float">
            <text:p>0.00911018820479512</text:p>
          </table:table-cell>
          <table:table-cell office:value-type="float" office:value="0.00124528409151556" calcext:value-type="float">
            <text:p>0.00124528409151556</text:p>
          </table:table-cell>
          <table:table-cell office:value-type="float" office:value="0.00135724332760133" calcext:value-type="float">
            <text:p>0.00135724332760133</text:p>
          </table:table-cell>
          <table:table-cell office:value-type="float" office:value="0.000572335988134459" calcext:value-type="float">
            <text:p>0.000572335988134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623609564462323" calcext:value-type="float">
            <text:p>0.06236095644623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89047619047619" calcext:value-type="float">
            <text:p>0.889047619047619</text:p>
          </table:table-cell>
          <table:table-cell office:value-type="float" office:value="0.0780952380952381" calcext:value-type="float">
            <text:p>0.0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7629024074413" calcext:value-type="float">
            <text:p>0.0107629024074413</text:p>
          </table:table-cell>
          <table:table-cell office:value-type="float" office:value="0.00148791030105617" calcext:value-type="float">
            <text:p>0.00148791030105617</text:p>
          </table:table-cell>
          <table:table-cell office:value-type="float" office:value="0.00124678656602988" calcext:value-type="float">
            <text:p>0.00124678656602988</text:p>
          </table:table-cell>
          <table:table-cell office:value-type="float" office:value="0.000443772522789594" calcext:value-type="float">
            <text:p>0.0004437725227895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912870929175277" calcext:value-type="float">
            <text:p>0.0912870929175277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29523809523809" calcext:value-type="float">
            <text:p>0.829523809523809</text:p>
          </table:table-cell>
          <table:table-cell office:value-type="float" office:value="0.100221975855819" calcext:value-type="float">
            <text:p>0.10022197585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0776405907236" calcext:value-type="float">
            <text:p>0.0120776405907236</text:p>
          </table:table-cell>
          <table:table-cell office:value-type="float" office:value="0.00274954665457117" calcext:value-type="float">
            <text:p>0.00274954665457117</text:p>
          </table:table-cell>
          <table:table-cell office:value-type="float" office:value="0.0012384360672773" calcext:value-type="float">
            <text:p>0.0012384360672773</text:p>
          </table:table-cell>
          <table:table-cell office:value-type="float" office:value="0.00045148674669195" calcext:value-type="float">
            <text:p>0.00045148674669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stcv_dask_refit_False_post_fit" table:style-name="ta2">
        <table:table-column table:style-name="co1" table:default-cell-style-name="pd1"/>
        <table:table-column table:style-name="co1" table:number-columns-repeated="2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_accuracy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best_threshold_balanced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001886279788" calcext:value-type="float">
            <text:p>2.00001886279788</text:p>
          </table:table-cell>
          <table:table-cell office:value-type="float" office:value="0.294809660629257" calcext:value-type="float">
            <text:p>0.294809660629257</text:p>
          </table:table-cell>
          <table:table-cell office:value-type="float" office:value="0.201598398625252" calcext:value-type="float">
            <text:p>0.201598398625252</text:p>
          </table:table-cell>
          <table:table-cell office:value-type="float" office:value="0.0535607777096447" calcext:value-type="float">
            <text:p>0.053560777709644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113038833052088" calcext:value-type="float">
            <text:p>0.1130388330520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110754984838908" calcext:value-type="float">
            <text:p>0.110754984838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176861175918" calcext:value-type="float">
            <text:p>2.9176861175918</text:p>
          </table:table-cell>
          <table:table-cell office:value-type="float" office:value="0.31642464368583" calcext:value-type="float">
            <text:p>0.31642464368583</text:p>
          </table:table-cell>
          <table:table-cell office:value-type="float" office:value="0.222630800335901" calcext:value-type="float">
            <text:p>0.222630800335901</text:p>
          </table:table-cell>
          <table:table-cell office:value-type="float" office:value="0.0560272317339" calcext:value-type="float">
            <text:p>0.056027231733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113038833052088" calcext:value-type="float">
            <text:p>0.1130388330520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110754984838908" calcext:value-type="float">
            <text:p>0.110754984838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5352776260115" calcext:value-type="float">
            <text:p>4.65352776260115</text:p>
          </table:table-cell>
          <table:table-cell office:value-type="float" office:value="0.307181953703541" calcext:value-type="float">
            <text:p>0.307181953703541</text:p>
          </table:table-cell>
          <table:table-cell office:value-type="float" office:value="0.223103944581955" calcext:value-type="float">
            <text:p>0.223103944581955</text:p>
          </table:table-cell>
          <table:table-cell office:value-type="float" office:value="0.0560175198370746" calcext:value-type="float">
            <text:p>0.0560175198370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74801474695025" calcext:value-type="float">
            <text:p>0.17480147469502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49444444444445" calcext:value-type="float">
            <text:p>0.849444444444445</text:p>
          </table:table-cell>
          <table:table-cell office:value-type="float" office:value="0.152817166639593" calcext:value-type="float">
            <text:p>0.152817166639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5631502458127" calcext:value-type="float">
            <text:p>6.25631502458127</text:p>
          </table:table-cell>
          <table:table-cell office:value-type="float" office:value="0.704739810482206" calcext:value-type="float">
            <text:p>0.704739810482206</text:p>
          </table:table-cell>
          <table:table-cell office:value-type="float" office:value="0.246808149813608" calcext:value-type="float">
            <text:p>0.246808149813608</text:p>
          </table:table-cell>
          <table:table-cell office:value-type="float" office:value="0.0448082349424329" calcext:value-type="float">
            <text:p>0.04480823494243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74801474695025" calcext:value-type="float">
            <text:p>0.17480147469502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27222222222222" calcext:value-type="float">
            <text:p>0.827222222222222</text:p>
          </table:table-cell>
          <table:table-cell office:value-type="float" office:value="0.195933977290286" calcext:value-type="float">
            <text:p>0.195933977290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40536525940988" calcext:value-type="float">
            <text:p>7.40536525940988</text:p>
          </table:table-cell>
          <table:table-cell office:value-type="float" office:value="1.34309877607326" calcext:value-type="float">
            <text:p>1.34309877607326</text:p>
          </table:table-cell>
          <table:table-cell office:value-type="float" office:value="0.241616938820031" calcext:value-type="float">
            <text:p>0.241616938820031</text:p>
          </table:table-cell>
          <table:table-cell office:value-type="float" office:value="0.0435829625172508" calcext:value-type="float">
            <text:p>0.04358296251725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61589328580544" calcext:value-type="float">
            <text:p>0.16158932858054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16111111111111" calcext:value-type="float">
            <text:p>0.816111111111111</text:p>
          </table:table-cell>
          <table:table-cell office:value-type="float" office:value="0.187201614427986" calcext:value-type="float">
            <text:p>0.187201614427986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klearn_refit_balanced_accuracy_post_fit" table:style-name="ta2">
        <table:table-column table:style-name="co1" table:default-cell-style-name="pd1"/>
        <table:table-column table:style-name="co1" table:number-columns-repeated="22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23307037353516" calcext:value-type="float">
            <text:p>0.00823307037353516</text:p>
          </table:table-cell>
          <table:table-cell office:value-type="float" office:value="0.00161008491254776" calcext:value-type="float">
            <text:p>0.00161008491254776</text:p>
          </table:table-cell>
          <table:table-cell office:value-type="float" office:value="0.00442562103271484" calcext:value-type="float">
            <text:p>0.00442562103271484</text:p>
          </table:table-cell>
          <table:table-cell office:value-type="float" office:value="0.000772512850068414" calcext:value-type="float">
            <text:p>0.00077251285006841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097182531580755" calcext:value-type="float">
            <text:p>0.097182531580755</text:p>
          </table:table-cell>
          <table:table-cell office:value-type="float" office:value="1" calcext:value-type="float">
            <text:p>1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41428571428571" calcext:value-type="float">
            <text:p>0.841428571428571</text:p>
          </table:table-cell>
          <table:table-cell office:value-type="float" office:value="0.105404952832553" calcext:value-type="float">
            <text:p>0.10540495283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09016418457031" calcext:value-type="float">
            <text:p>0.00609016418457031</text:p>
          </table:table-cell>
          <table:table-cell office:value-type="float" office:value="0.000149093262236961" calcext:value-type="float">
            <text:p>0.000149093262236961</text:p>
          </table:table-cell>
          <table:table-cell office:value-type="float" office:value="0.00315966606140137" calcext:value-type="float">
            <text:p>0.00315966606140137</text:p>
          </table:table-cell>
          <table:table-cell office:value-type="float" office:value="0.0000717424601192264" calcext:value-type="float">
            <text:p>7.17424601192264E-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17851130197758" calcext:value-type="float">
            <text:p>0.117851130197758</text:p>
          </table:table-cell>
          <table:table-cell office:value-type="float" office:value="2" calcext:value-type="float">
            <text:p>2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29523809523809" calcext:value-type="float">
            <text:p>0.829523809523809</text:p>
          </table:table-cell>
          <table:table-cell office:value-type="float" office:value="0.125533780946525" calcext:value-type="float">
            <text:p>0.125533780946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78987312316895" calcext:value-type="float">
            <text:p>0.00878987312316895</text:p>
          </table:table-cell>
          <table:table-cell office:value-type="float" office:value="0.00127898162306435" calcext:value-type="float">
            <text:p>0.00127898162306435</text:p>
          </table:table-cell>
          <table:table-cell office:value-type="float" office:value="0.00349564552307129" calcext:value-type="float">
            <text:p>0.00349564552307129</text:p>
          </table:table-cell>
          <table:table-cell office:value-type="float" office:value="0.000733662655739325" calcext:value-type="float">
            <text:p>0.000733662655739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3" calcext:value-type="float">
            <text:p>3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5843296051025" calcext:value-type="float">
            <text:p>0.0115843296051025</text:p>
          </table:table-cell>
          <table:table-cell office:value-type="float" office:value="0.00177486897995172" calcext:value-type="float">
            <text:p>0.00177486897995172</text:p>
          </table:table-cell>
          <table:table-cell office:value-type="float" office:value="0.00363311767578125" calcext:value-type="float">
            <text:p>0.00363311767578125</text:p>
          </table:table-cell>
          <table:table-cell office:value-type="float" office:value="0.000640307219840047" calcext:value-type="float">
            <text:p>0.0006403072198400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3" calcext:value-type="float">
            <text:p>3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1967315673828" calcext:value-type="float">
            <text:p>0.0121967315673828</text:p>
          </table:table-cell>
          <table:table-cell office:value-type="float" office:value="0.00264327887020081" calcext:value-type="float">
            <text:p>0.00264327887020081</text:p>
          </table:table-cell>
          <table:table-cell office:value-type="float" office:value="0.00332441329956055" calcext:value-type="float">
            <text:p>0.00332441329956055</text:p>
          </table:table-cell>
          <table:table-cell office:value-type="float" office:value="0.0000288597196030919" calcext:value-type="float">
            <text:p>2.88597196030919E-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24721912892465" calcext:value-type="float">
            <text:p>0.1247219128924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57142857142857" calcext:value-type="float">
            <text:p>0.657142857142857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0952380952381" calcext:value-type="float">
            <text:p>0.800952380952381</text:p>
          </table:table-cell>
          <table:table-cell office:value-type="float" office:value="0.130528317706757" calcext:value-type="float">
            <text:p>0.13052831770675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dask_refit_balanced_accuracy_post_fit" table:style-name="ta2">
        <table:table-column table:style-name="co1" table:default-cell-style-name="pd1"/>
        <table:table-column table:style-name="co1" table:number-columns-repeated="18" table:default-cell-style-name="Default"/>
        <table:table-row table:style-name="ro1">
          <table:table-cell table:style-name="Default"/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  <table:table-cell table:style-name="pd1" office:value-type="string" calcext:value-type="string">
            <text:p>param_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'C': 0.01}</text:p>
          </table:table-cell>
          <table:table-cell office:value-type="float" office:value="0.0134132196738695" calcext:value-type="float">
            <text:p>0.0134132196738695</text:p>
          </table:table-cell>
          <table:table-cell office:value-type="float" office:value="0.00147272304734786" calcext:value-type="float">
            <text:p>0.00147272304734786</text:p>
          </table:table-cell>
          <table:table-cell office:value-type="float" office:value="0.0324942973481181" calcext:value-type="float">
            <text:p>0.0324942973481181</text:p>
          </table:table-cell>
          <table:table-cell office:value-type="float" office:value="0.016967700068314" calcext:value-type="float">
            <text:p>0.016967700068314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849836585598797" calcext:value-type="float">
            <text:p>0.0849836585598797</text:p>
          </table:table-cell>
          <table:table-cell office:value-type="float" office:value="1" calcext:value-type="float">
            <text:p>1</text:p>
          </table:table-cell>
          <table:table-cell office:value-type="float" office:value="0.741758241758242" calcext:value-type="float">
            <text:p>0.741758241758242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.89010989010989" calcext:value-type="float">
            <text:p>0.89010989010989</text:p>
          </table:table-cell>
          <table:table-cell office:value-type="float" office:value="0.864468864468864" calcext:value-type="float">
            <text:p>0.864468864468864</text:p>
          </table:table-cell>
          <table:table-cell office:value-type="float" office:value="0.0915384542095223" calcext:value-type="float">
            <text:p>0.091538454209522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'C': 0.1}</text:p>
          </table:table-cell>
          <table:table-cell office:value-type="float" office:value="0.0255851766754252" calcext:value-type="float">
            <text:p>0.0255851766754252</text:p>
          </table:table-cell>
          <table:table-cell office:value-type="float" office:value="0.00919044290225725" calcext:value-type="float">
            <text:p>0.00919044290225725</text:p>
          </table:table-cell>
          <table:table-cell office:value-type="float" office:value="0.0170024953161677" calcext:value-type="float">
            <text:p>0.0170024953161677</text:p>
          </table:table-cell>
          <table:table-cell office:value-type="float" office:value="0.00785099842160796" calcext:value-type="float">
            <text:p>0.007850998421607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0707106781186548" calcext:value-type="float">
            <text:p>0.0707106781186548</text:p>
          </table:table-cell>
          <table:table-cell office:value-type="float" office:value="2" calcext:value-type="float">
            <text:p>2</text:p>
          </table:table-cell>
          <table:table-cell office:value-type="float" office:value="0.741758241758242" calcext:value-type="float">
            <text:p>0.741758241758242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9010989010989" calcext:value-type="float">
            <text:p>0.89010989010989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788609895297106" calcext:value-type="float">
            <text:p>0.078860989529710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'C': 1.0}</text:p>
          </table:table-cell>
          <table:table-cell office:value-type="float" office:value="0.0535553753143176" calcext:value-type="float">
            <text:p>0.0535553753143176</text:p>
          </table:table-cell>
          <table:table-cell office:value-type="float" office:value="0.00435550762023469" calcext:value-type="float">
            <text:p>0.00435550762023469</text:p>
          </table:table-cell>
          <table:table-cell office:value-type="float" office:value="0.0165724490070716" calcext:value-type="float">
            <text:p>0.0165724490070716</text:p>
          </table:table-cell>
          <table:table-cell office:value-type="float" office:value="0.00699489560803684" calcext:value-type="float">
            <text:p>0.0069948956080368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7851130197758" calcext:value-type="float">
            <text:p>0.117851130197758</text:p>
          </table:table-cell>
          <table:table-cell office:value-type="float" office:value="3" calcext:value-type="float">
            <text:p>3</text:p>
          </table:table-cell>
          <table:table-cell office:value-type="float" office:value="0.631868131868132" calcext:value-type="float">
            <text:p>0.631868131868132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office:value-type="float" office:value="0.826007326007326" calcext:value-type="float">
            <text:p>0.826007326007326</text:p>
          </table:table-cell>
          <table:table-cell office:value-type="float" office:value="0.137277140669916" calcext:value-type="float">
            <text:p>0.1372771406699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'C': 10.0}</text:p>
          </table:table-cell>
          <table:table-cell office:value-type="float" office:value="0.05199879698921" calcext:value-type="float">
            <text:p>0.05199879698921</text:p>
          </table:table-cell>
          <table:table-cell office:value-type="float" office:value="0.0220747416113467" calcext:value-type="float">
            <text:p>0.0220747416113467</text:p>
          </table:table-cell>
          <table:table-cell office:value-type="float" office:value="0.0153163390156503" calcext:value-type="float">
            <text:p>0.0153163390156503</text:p>
          </table:table-cell>
          <table:table-cell office:value-type="float" office:value="0.0104381413843896" calcext:value-type="float">
            <text:p>0.0104381413843896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942809041582063" calcext:value-type="float">
            <text:p>0.0942809041582063</text:p>
          </table:table-cell>
          <table:table-cell office:value-type="float" office:value="4" calcext:value-type="float">
            <text:p>4</text:p>
          </table:table-cell>
          <table:table-cell office:value-type="float" office:value="0.631868131868132" calcext:value-type="float">
            <text:p>0.631868131868132</text:p>
          </table:table-cell>
          <table:table-cell table:number-columns-repeated="2" office:value-type="float" office:value="0.884615384615385" calcext:value-type="float">
            <text:p>0.884615384615385</text:p>
          </table:table-cell>
          <table:table-cell office:value-type="float" office:value="0.8003663003663" calcext:value-type="float">
            <text:p>0.8003663003663</text:p>
          </table:table-cell>
          <table:table-cell office:value-type="float" office:value="0.119146197562568" calcext:value-type="float">
            <text:p>0.11914619756256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'C': 100.0}</text:p>
          </table:table-cell>
          <table:table-cell office:value-type="float" office:value="0.0335310456575826" calcext:value-type="float">
            <text:p>0.0335310456575826</text:p>
          </table:table-cell>
          <table:table-cell office:value-type="float" office:value="0.0131194606722247" calcext:value-type="float">
            <text:p>0.0131194606722247</text:p>
          </table:table-cell>
          <table:table-cell office:value-type="float" office:value="0.0178402389865369" calcext:value-type="float">
            <text:p>0.0178402389865369</text:p>
          </table:table-cell>
          <table:table-cell office:value-type="float" office:value="0.0109438574971986" calcext:value-type="float">
            <text:p>0.010943857497198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117851130197758" calcext:value-type="float">
            <text:p>0.117851130197758</text:p>
          </table:table-cell>
          <table:table-cell office:value-type="float" office:value="5" calcext:value-type="float">
            <text:p>5</text:p>
          </table:table-cell>
          <table:table-cell office:value-type="float" office:value="0.593406593406593" calcext:value-type="float">
            <text:p>0.593406593406593</text:p>
          </table:table-cell>
          <table:table-cell table:number-columns-repeated="2" office:value-type="float" office:value="0.884615384615385" calcext:value-type="float">
            <text:p>0.884615384615385</text:p>
          </table:table-cell>
          <table:table-cell office:value-type="float" office:value="0.787545787545788" calcext:value-type="float">
            <text:p>0.787545787545788</text:p>
          </table:table-cell>
          <table:table-cell office:value-type="float" office:value="0.137277140669916" calcext:value-type="float">
            <text:p>0.13727714066991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gstcv_sklearn_refit_balanced_accuracy_post_fit" table:style-name="ta2">
        <table:table-column table:style-name="co1" table:default-cell-style-name="pd1"/>
        <table:table-column table:style-name="co1" table:number-columns-repeated="2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_accuracy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best_threshold_balanced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64995560562238" calcext:value-type="float">
            <text:p>0.00564995560562238</text:p>
          </table:table-cell>
          <table:table-cell office:value-type="float" office:value="0.000748468173340352" calcext:value-type="float">
            <text:p>0.000748468173340352</text:p>
          </table:table-cell>
          <table:table-cell office:value-type="float" office:value="0.00131628480989353" calcext:value-type="float">
            <text:p>0.00131628480989353</text:p>
          </table:table-cell>
          <table:table-cell office:value-type="float" office:value="0.000519129322518919" calcext:value-type="float">
            <text:p>0.00051912932251891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097182531580755" calcext:value-type="float">
            <text:p>0.097182531580755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115415054999922" calcext:value-type="float">
            <text:p>0.115415054999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44227480515838" calcext:value-type="float">
            <text:p>0.00644227480515838</text:p>
          </table:table-cell>
          <table:table-cell office:value-type="float" office:value="0.000721409490889384" calcext:value-type="float">
            <text:p>0.000721409490889384</text:p>
          </table:table-cell>
          <table:table-cell office:value-type="float" office:value="0.00124188398642998" calcext:value-type="float">
            <text:p>0.00124188398642998</text:p>
          </table:table-cell>
          <table:table-cell office:value-type="float" office:value="0.000433562026626703" calcext:value-type="float">
            <text:p>0.00043356202662670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849836585598797" calcext:value-type="float">
            <text:p>0.084983658559879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58095238095238" calcext:value-type="float">
            <text:p>0.858095238095238</text:p>
          </table:table-cell>
          <table:table-cell office:value-type="float" office:value="0.0957794139944734" calcext:value-type="float">
            <text:p>0.0957794139944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23907300364226" calcext:value-type="float">
            <text:p>0.00823907300364226</text:p>
          </table:table-cell>
          <table:table-cell office:value-type="float" office:value="0.000307881373046162" calcext:value-type="float">
            <text:p>0.000307881373046162</text:p>
          </table:table-cell>
          <table:table-cell office:value-type="float" office:value="0.00119168105163789" calcext:value-type="float">
            <text:p>0.00119168105163789</text:p>
          </table:table-cell>
          <table:table-cell office:value-type="float" office:value="0.000404233230214878" calcext:value-type="float">
            <text:p>0.000404233230214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623609564462323" calcext:value-type="float">
            <text:p>0.06236095644623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89047619047619" calcext:value-type="float">
            <text:p>0.889047619047619</text:p>
          </table:table-cell>
          <table:table-cell office:value-type="float" office:value="0.0780952380952381" calcext:value-type="float">
            <text:p>0.0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5783222126775" calcext:value-type="float">
            <text:p>0.0105783222126775</text:p>
          </table:table-cell>
          <table:table-cell office:value-type="float" office:value="0.00148812031791959" calcext:value-type="float">
            <text:p>0.00148812031791959</text:p>
          </table:table-cell>
          <table:table-cell office:value-type="float" office:value="0.00119044149039491" calcext:value-type="float">
            <text:p>0.00119044149039491</text:p>
          </table:table-cell>
          <table:table-cell office:value-type="float" office:value="0.000399476034416873" calcext:value-type="float">
            <text:p>0.0003994760344168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912870929175277" calcext:value-type="float">
            <text:p>0.0912870929175277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29523809523809" calcext:value-type="float">
            <text:p>0.829523809523809</text:p>
          </table:table-cell>
          <table:table-cell office:value-type="float" office:value="0.100221975855819" calcext:value-type="float">
            <text:p>0.10022197585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16928524104878" calcext:value-type="float">
            <text:p>0.0116928524104878</text:p>
          </table:table-cell>
          <table:table-cell office:value-type="float" office:value="0.0025858314571049" calcext:value-type="float">
            <text:p>0.0025858314571049</text:p>
          </table:table-cell>
          <table:table-cell office:value-type="float" office:value="0.00124485863405945" calcext:value-type="float">
            <text:p>0.00124485863405945</text:p>
          </table:table-cell>
          <table:table-cell office:value-type="float" office:value="0.000472986574640192" calcext:value-type="float">
            <text:p>0.000472986574640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stcv_dask_refit_balanced_accuracy_post_fit" table:style-name="ta2">
        <table:table-column table:style-name="co1" table:default-cell-style-name="pd1"/>
        <table:table-column table:style-name="co1" table:number-columns-repeated="2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_accuracy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best_threshold_balanced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6641523441067" calcext:value-type="float">
            <text:p>2.06641523441067</text:p>
          </table:table-cell>
          <table:table-cell office:value-type="float" office:value="0.211114846126685" calcext:value-type="float">
            <text:p>0.211114846126685</text:p>
          </table:table-cell>
          <table:table-cell office:value-type="float" office:value="0.240840162966578" calcext:value-type="float">
            <text:p>0.240840162966578</text:p>
          </table:table-cell>
          <table:table-cell office:value-type="float" office:value="0.0496146303706132" calcext:value-type="float">
            <text:p>0.04961463037061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113038833052088" calcext:value-type="float">
            <text:p>0.1130388330520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110754984838908" calcext:value-type="float">
            <text:p>0.110754984838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4928984281141" calcext:value-type="float">
            <text:p>2.94928984281141</text:p>
          </table:table-cell>
          <table:table-cell office:value-type="float" office:value="0.259668545017815" calcext:value-type="float">
            <text:p>0.259668545017815</text:p>
          </table:table-cell>
          <table:table-cell office:value-type="float" office:value="0.241867111838378" calcext:value-type="float">
            <text:p>0.241867111838378</text:p>
          </table:table-cell>
          <table:table-cell office:value-type="float" office:value="0.0487317106252873" calcext:value-type="float">
            <text:p>0.048731710625287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113038833052088" calcext:value-type="float">
            <text:p>0.1130388330520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110754984838908" calcext:value-type="float">
            <text:p>0.110754984838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6898796040332" calcext:value-type="float">
            <text:p>4.66898796040332</text:p>
          </table:table-cell>
          <table:table-cell office:value-type="float" office:value="0.302673090907805" calcext:value-type="float">
            <text:p>0.302673090907805</text:p>
          </table:table-cell>
          <table:table-cell office:value-type="float" office:value="0.238089751921472" calcext:value-type="float">
            <text:p>0.238089751921472</text:p>
          </table:table-cell>
          <table:table-cell office:value-type="float" office:value="0.046667623441985" calcext:value-type="float">
            <text:p>0.0466676234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74801474695025" calcext:value-type="float">
            <text:p>0.17480147469502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49444444444445" calcext:value-type="float">
            <text:p>0.849444444444445</text:p>
          </table:table-cell>
          <table:table-cell office:value-type="float" office:value="0.152817166639593" calcext:value-type="float">
            <text:p>0.152817166639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2499145721085" calcext:value-type="float">
            <text:p>6.22499145721085</text:p>
          </table:table-cell>
          <table:table-cell office:value-type="float" office:value="0.707288698604229" calcext:value-type="float">
            <text:p>0.707288698604229</text:p>
          </table:table-cell>
          <table:table-cell office:value-type="float" office:value="0.241165618238405" calcext:value-type="float">
            <text:p>0.241165618238405</text:p>
          </table:table-cell>
          <table:table-cell office:value-type="float" office:value="0.0483950869524595" calcext:value-type="float">
            <text:p>0.04839508695245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74801474695025" calcext:value-type="float">
            <text:p>0.17480147469502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27222222222222" calcext:value-type="float">
            <text:p>0.827222222222222</text:p>
          </table:table-cell>
          <table:table-cell office:value-type="float" office:value="0.195933977290286" calcext:value-type="float">
            <text:p>0.195933977290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6813043318689" calcext:value-type="float">
            <text:p>6.36813043318689</text:p>
          </table:table-cell>
          <table:table-cell office:value-type="float" office:value="1.09458425094407" calcext:value-type="float">
            <text:p>1.09458425094407</text:p>
          </table:table-cell>
          <table:table-cell office:value-type="float" office:value="0.181346115079941" calcext:value-type="float">
            <text:p>0.181346115079941</text:p>
          </table:table-cell>
          <table:table-cell office:value-type="float" office:value="0.0435824516675496" calcext:value-type="float">
            <text:p>0.04358245166754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61589328580544" calcext:value-type="float">
            <text:p>0.16158932858054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16111111111111" calcext:value-type="float">
            <text:p>0.816111111111111</text:p>
          </table:table-cell>
          <table:table-cell office:value-type="float" office:value="0.187201614427986" calcext:value-type="float">
            <text:p>0.187201614427986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klearn_refit_refit_fxn_post_fit" table:style-name="ta2">
        <table:table-column table:style-name="co1" table:default-cell-style-name="pd1"/>
        <table:table-column table:style-name="co1" table:number-columns-repeated="22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44586181640625" calcext:value-type="float">
            <text:p>0.00544586181640625</text:p>
          </table:table-cell>
          <table:table-cell office:value-type="float" office:value="0.000371871191173649" calcext:value-type="float">
            <text:p>0.000371871191173649</text:p>
          </table:table-cell>
          <table:table-cell office:value-type="float" office:value="0.00316085815429687" calcext:value-type="float">
            <text:p>0.00316085815429687</text:p>
          </table:table-cell>
          <table:table-cell office:value-type="float" office:value="0.0000975741659837134" calcext:value-type="float">
            <text:p>9.75741659837134E-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097182531580755" calcext:value-type="float">
            <text:p>0.097182531580755</text:p>
          </table:table-cell>
          <table:table-cell office:value-type="float" office:value="1" calcext:value-type="float">
            <text:p>1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41428571428571" calcext:value-type="float">
            <text:p>0.841428571428571</text:p>
          </table:table-cell>
          <table:table-cell office:value-type="float" office:value="0.105404952832553" calcext:value-type="float">
            <text:p>0.10540495283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01968765258789" calcext:value-type="float">
            <text:p>0.00601968765258789</text:p>
          </table:table-cell>
          <table:table-cell office:value-type="float" office:value="0.000276822579092663" calcext:value-type="float">
            <text:p>0.000276822579092663</text:p>
          </table:table-cell>
          <table:table-cell office:value-type="float" office:value="0.00322537422180176" calcext:value-type="float">
            <text:p>0.00322537422180176</text:p>
          </table:table-cell>
          <table:table-cell office:value-type="float" office:value="0.000149802277035162" calcext:value-type="float">
            <text:p>0.00014980227703516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17851130197758" calcext:value-type="float">
            <text:p>0.117851130197758</text:p>
          </table:table-cell>
          <table:table-cell office:value-type="float" office:value="2" calcext:value-type="float">
            <text:p>2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29523809523809" calcext:value-type="float">
            <text:p>0.829523809523809</text:p>
          </table:table-cell>
          <table:table-cell office:value-type="float" office:value="0.125533780946525" calcext:value-type="float">
            <text:p>0.125533780946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38837623596191" calcext:value-type="float">
            <text:p>0.00838837623596191</text:p>
          </table:table-cell>
          <table:table-cell office:value-type="float" office:value="0.000396880123165816" calcext:value-type="float">
            <text:p>0.000396880123165816</text:p>
          </table:table-cell>
          <table:table-cell office:value-type="float" office:value="0.003173828125" calcext:value-type="float">
            <text:p>0.003173828125</text:p>
          </table:table-cell>
          <table:table-cell office:value-type="float" office:value="0.0000593569376776048" calcext:value-type="float">
            <text:p>5.93569376776048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3" calcext:value-type="float">
            <text:p>3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28389835357666" calcext:value-type="float">
            <text:p>0.0128389835357666</text:p>
          </table:table-cell>
          <table:table-cell office:value-type="float" office:value="0.00367311845587477" calcext:value-type="float">
            <text:p>0.00367311845587477</text:p>
          </table:table-cell>
          <table:table-cell office:value-type="float" office:value="0.00344076156616211" calcext:value-type="float">
            <text:p>0.00344076156616211</text:p>
          </table:table-cell>
          <table:table-cell office:value-type="float" office:value="0.000486592556852552" calcext:value-type="float">
            <text:p>0.0004865925568525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3" calcext:value-type="float">
            <text:p>3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5372409820557" calcext:value-type="float">
            <text:p>0.0125372409820557</text:p>
          </table:table-cell>
          <table:table-cell office:value-type="float" office:value="0.00361787348178279" calcext:value-type="float">
            <text:p>0.00361787348178279</text:p>
          </table:table-cell>
          <table:table-cell office:value-type="float" office:value="0.00329885482788086" calcext:value-type="float">
            <text:p>0.00329885482788086</text:p>
          </table:table-cell>
          <table:table-cell office:value-type="float" office:value="0.000129481844385352" calcext:value-type="float">
            <text:p>0.0001294818443853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24721912892465" calcext:value-type="float">
            <text:p>0.1247219128924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57142857142857" calcext:value-type="float">
            <text:p>0.657142857142857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0952380952381" calcext:value-type="float">
            <text:p>0.800952380952381</text:p>
          </table:table-cell>
          <table:table-cell office:value-type="float" office:value="0.130528317706757" calcext:value-type="float">
            <text:p>0.13052831770675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dask_refit_refit_fxn_post_fit" table:style-name="ta2">
        <table:table-column table:style-name="co1" table:default-cell-style-name="Default"/>
        <table:table-column table:style-name="co1" table:default-cell-style-name="pd1"/>
        <table:table-row table:style-name="ro1">
          <table:table-cell/>
          <table:table-cell office:value-type="string" calcext:value-type="string">
            <text:p>dask cannot take callable for refit</text:p>
          </table:table-cell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gstcv_sklearn_refit_refit_fxn_post_fit" table:style-name="ta2">
        <table:table-column table:style-name="co1" table:default-cell-style-name="pd1"/>
        <table:table-column table:style-name="co1" table:number-columns-repeated="2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_accuracy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best_threshold_balanced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69714898010716" calcext:value-type="float">
            <text:p>0.00569714898010716</text:p>
          </table:table-cell>
          <table:table-cell office:value-type="float" office:value="0.000204536517448876" calcext:value-type="float">
            <text:p>0.000204536517448876</text:p>
          </table:table-cell>
          <table:table-cell office:value-type="float" office:value="0.00133918975951106" calcext:value-type="float">
            <text:p>0.00133918975951106</text:p>
          </table:table-cell>
          <table:table-cell office:value-type="float" office:value="0.000568546257708914" calcext:value-type="float">
            <text:p>0.00056854625770891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097182531580755" calcext:value-type="float">
            <text:p>0.097182531580755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115415054999922" calcext:value-type="float">
            <text:p>0.115415054999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80514980340377" calcext:value-type="float">
            <text:p>0.00680514980340377</text:p>
          </table:table-cell>
          <table:table-cell office:value-type="float" office:value="0.000612103282145978" calcext:value-type="float">
            <text:p>0.000612103282145978</text:p>
          </table:table-cell>
          <table:table-cell office:value-type="float" office:value="0.00132440709913637" calcext:value-type="float">
            <text:p>0.00132440709913637</text:p>
          </table:table-cell>
          <table:table-cell office:value-type="float" office:value="0.000504308181780513" calcext:value-type="float">
            <text:p>0.00050430818178051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849836585598797" calcext:value-type="float">
            <text:p>0.084983658559879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58095238095238" calcext:value-type="float">
            <text:p>0.858095238095238</text:p>
          </table:table-cell>
          <table:table-cell office:value-type="float" office:value="0.0957794139944734" calcext:value-type="float">
            <text:p>0.0957794139944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5721569969319" calcext:value-type="float">
            <text:p>0.0105721569969319</text:p>
          </table:table-cell>
          <table:table-cell office:value-type="float" office:value="0.00341213968627225" calcext:value-type="float">
            <text:p>0.00341213968627225</text:p>
          </table:table-cell>
          <table:table-cell office:value-type="float" office:value="0.00178606747566456" calcext:value-type="float">
            <text:p>0.00178606747566456</text:p>
          </table:table-cell>
          <table:table-cell office:value-type="float" office:value="0.000906499541944542" calcext:value-type="float">
            <text:p>0.000906499541944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623609564462323" calcext:value-type="float">
            <text:p>0.06236095644623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89047619047619" calcext:value-type="float">
            <text:p>0.889047619047619</text:p>
          </table:table-cell>
          <table:table-cell office:value-type="float" office:value="0.0780952380952381" calcext:value-type="float">
            <text:p>0.0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9063293947838" calcext:value-type="float">
            <text:p>0.0159063293947838</text:p>
          </table:table-cell>
          <table:table-cell office:value-type="float" office:value="0.0067721038915289" calcext:value-type="float">
            <text:p>0.0067721038915289</text:p>
          </table:table-cell>
          <table:table-cell office:value-type="float" office:value="0.00170401075683046" calcext:value-type="float">
            <text:p>0.00170401075683046</text:p>
          </table:table-cell>
          <table:table-cell office:value-type="float" office:value="0.000704540356255867" calcext:value-type="float">
            <text:p>0.0007045403562558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912870929175277" calcext:value-type="float">
            <text:p>0.0912870929175277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29523809523809" calcext:value-type="float">
            <text:p>0.829523809523809</text:p>
          </table:table-cell>
          <table:table-cell office:value-type="float" office:value="0.100221975855819" calcext:value-type="float">
            <text:p>0.100221975855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5263277906924" calcext:value-type="float">
            <text:p>0.0125263277906924</text:p>
          </table:table-cell>
          <table:table-cell office:value-type="float" office:value="0.00255802729087881" calcext:value-type="float">
            <text:p>0.00255802729087881</text:p>
          </table:table-cell>
          <table:table-cell office:value-type="float" office:value="0.00139682118675583" calcext:value-type="float">
            <text:p>0.00139682118675583</text:p>
          </table:table-cell>
          <table:table-cell office:value-type="float" office:value="0.000571014380202441" calcext:value-type="float">
            <text:p>0.0005710143802024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55" calcext:value-type="float">
            <text:p>0.5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10554159678513" calcext:value-type="float">
            <text:p>0.110554159678513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15238095238095" calcext:value-type="float">
            <text:p>0.815238095238095</text:p>
          </table:table-cell>
          <table:table-cell office:value-type="float" office:value="0.117239603874089" calcext:value-type="float">
            <text:p>0.117239603874089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stcv_dask_refit_refit_fxn_post_fit" table:style-name="ta2">
        <table:table-column table:style-name="co1" table:default-cell-style-name="pd1"/>
        <table:table-column table:style-name="co1" table:number-columns-repeated="24" table:default-cell-style-name="Default"/>
        <table:table-row table:style-name="ro1">
          <table:table-cell table:style-name="Default"/>
          <table:table-cell table:style-name="pd1" office:value-type="string" calcext:value-type="string">
            <text:p>mean_fit_time</text:p>
          </table:table-cell>
          <table:table-cell table:style-name="pd1" office:value-type="string" calcext:value-type="string">
            <text:p>std_fit_time</text:p>
          </table:table-cell>
          <table:table-cell table:style-name="pd1" office:value-type="string" calcext:value-type="string">
            <text:p>mean_score_time</text:p>
          </table:table-cell>
          <table:table-cell table:style-name="pd1" office:value-type="string" calcext:value-type="string">
            <text:p>std_score_time</text:p>
          </table:table-cell>
          <table:table-cell table:style-name="pd1" office:value-type="string" calcext:value-type="string">
            <text:p>param_C</text:p>
          </table:table-cell>
          <table:table-cell table:style-name="pd1" office:value-type="string" calcext:value-type="string">
            <text:p>params</text:p>
          </table:table-cell>
          <table:table-cell table:style-name="pd1" office:value-type="string" calcext:value-type="string">
            <text:p>best_threshold_accuracy</text:p>
          </table:table-cell>
          <table:table-cell table:style-name="pd1" office:value-type="string" calcext:value-type="string">
            <text:p>split0_test_accuracy</text:p>
          </table:table-cell>
          <table:table-cell table:style-name="pd1" office:value-type="string" calcext:value-type="string">
            <text:p>split1_test_accuracy</text:p>
          </table:table-cell>
          <table:table-cell table:style-name="pd1" office:value-type="string" calcext:value-type="string">
            <text:p>split2_test_accuracy</text:p>
          </table:table-cell>
          <table:table-cell table:style-name="pd1" office:value-type="string" calcext:value-type="string">
            <text:p>split3_test_accuracy</text:p>
          </table:table-cell>
          <table:table-cell table:style-name="pd1" office:value-type="string" calcext:value-type="string">
            <text:p>split4_test_accuracy</text:p>
          </table:table-cell>
          <table:table-cell table:style-name="pd1" office:value-type="string" calcext:value-type="string">
            <text:p>mean_test_accuracy</text:p>
          </table:table-cell>
          <table:table-cell table:style-name="pd1" office:value-type="string" calcext:value-type="string">
            <text:p>std_test_accuracy</text:p>
          </table:table-cell>
          <table:table-cell table:style-name="pd1" office:value-type="string" calcext:value-type="string">
            <text:p>rank_test_accuracy</text:p>
          </table:table-cell>
          <table:table-cell table:style-name="pd1" office:value-type="string" calcext:value-type="string">
            <text:p>best_threshold_balanced_accuracy</text:p>
          </table:table-cell>
          <table:table-cell table:style-name="pd1" office:value-type="string" calcext:value-type="string">
            <text:p>split0_test_balanced_accuracy</text:p>
          </table:table-cell>
          <table:table-cell table:style-name="pd1" office:value-type="string" calcext:value-type="string">
            <text:p>split1_test_balanced_accuracy</text:p>
          </table:table-cell>
          <table:table-cell table:style-name="pd1" office:value-type="string" calcext:value-type="string">
            <text:p>split2_test_balanced_accuracy</text:p>
          </table:table-cell>
          <table:table-cell table:style-name="pd1" office:value-type="string" calcext:value-type="string">
            <text:p>split3_test_balanced_accuracy</text:p>
          </table:table-cell>
          <table:table-cell table:style-name="pd1" office:value-type="string" calcext:value-type="string">
            <text:p>split4_test_balanced_accuracy</text:p>
          </table:table-cell>
          <table:table-cell table:style-name="pd1" office:value-type="string" calcext:value-type="string">
            <text:p>mean_test_balanced_accuracy</text:p>
          </table:table-cell>
          <table:table-cell table:style-name="pd1" office:value-type="string" calcext:value-type="string">
            <text:p>std_test_balanced_accuracy</text:p>
          </table:table-cell>
          <table:table-cell table:style-name="pd1" office:value-type="string" calcext:value-type="string">
            <text:p>rank_test_balanced_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1680867361138" calcext:value-type="float">
            <text:p>1.91680867361138</text:p>
          </table:table-cell>
          <table:table-cell office:value-type="float" office:value="0.248887659365195" calcext:value-type="float">
            <text:p>0.248887659365195</text:p>
          </table:table-cell>
          <table:table-cell office:value-type="float" office:value="0.179473585572781" calcext:value-type="float">
            <text:p>0.179473585572781</text:p>
          </table:table-cell>
          <table:table-cell office:value-type="float" office:value="0.0373910733050507" calcext:value-type="float">
            <text:p>0.03739107330505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'C': 0.01}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113038833052088" calcext:value-type="float">
            <text:p>0.1130388330520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110754984838908" calcext:value-type="float">
            <text:p>0.110754984838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3095286277821" calcext:value-type="float">
            <text:p>2.73095286277821</text:p>
          </table:table-cell>
          <table:table-cell office:value-type="float" office:value="0.201922516292217" calcext:value-type="float">
            <text:p>0.201922516292217</text:p>
          </table:table-cell>
          <table:table-cell office:value-type="float" office:value="0.180882401883857" calcext:value-type="float">
            <text:p>0.180882401883857</text:p>
          </table:table-cell>
          <table:table-cell office:value-type="float" office:value="0.0390474411126687" calcext:value-type="float">
            <text:p>0.039047441112668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{'C': 0.1}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113038833052088" calcext:value-type="float">
            <text:p>0.1130388330520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110754984838908" calcext:value-type="float">
            <text:p>0.110754984838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6432998621604" calcext:value-type="float">
            <text:p>4.06432998621604</text:p>
          </table:table-cell>
          <table:table-cell office:value-type="float" office:value="0.365972842612749" calcext:value-type="float">
            <text:p>0.365972842612749</text:p>
          </table:table-cell>
          <table:table-cell office:value-type="float" office:value="0.195527683781083" calcext:value-type="float">
            <text:p>0.195527683781083</text:p>
          </table:table-cell>
          <table:table-cell office:value-type="float" office:value="0.0496547300475919" calcext:value-type="float">
            <text:p>0.0496547300475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C': 1.0}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74801474695025" calcext:value-type="float">
            <text:p>0.17480147469502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49444444444445" calcext:value-type="float">
            <text:p>0.849444444444445</text:p>
          </table:table-cell>
          <table:table-cell office:value-type="float" office:value="0.152817166639593" calcext:value-type="float">
            <text:p>0.152817166639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8031945360126" calcext:value-type="float">
            <text:p>6.08031945360126</text:p>
          </table:table-cell>
          <table:table-cell office:value-type="float" office:value="0.691518870891585" calcext:value-type="float">
            <text:p>0.691518870891585</text:p>
          </table:table-cell>
          <table:table-cell office:value-type="float" office:value="0.234107051352094" calcext:value-type="float">
            <text:p>0.234107051352094</text:p>
          </table:table-cell>
          <table:table-cell office:value-type="float" office:value="0.0465870839090424" calcext:value-type="float">
            <text:p>0.04658708390904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C': 10.0}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74801474695025" calcext:value-type="float">
            <text:p>0.17480147469502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27222222222222" calcext:value-type="float">
            <text:p>0.827222222222222</text:p>
          </table:table-cell>
          <table:table-cell office:value-type="float" office:value="0.195933977290286" calcext:value-type="float">
            <text:p>0.195933977290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40150404920569" calcext:value-type="float">
            <text:p>7.40150404920569</text:p>
          </table:table-cell>
          <table:table-cell office:value-type="float" office:value="1.23268593329415" calcext:value-type="float">
            <text:p>1.23268593329415</text:p>
          </table:table-cell>
          <table:table-cell office:value-type="float" office:value="0.237214011004627" calcext:value-type="float">
            <text:p>0.237214011004627</text:p>
          </table:table-cell>
          <table:table-cell office:value-type="float" office:value="0.0518514684549928" calcext:value-type="float">
            <text:p>0.05185146845499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C': 100.0}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161589328580544" calcext:value-type="float">
            <text:p>0.16158932858054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16111111111111" calcext:value-type="float">
            <text:p>0.816111111111111</text:p>
          </table:table-cell>
          <table:table-cell office:value-type="float" office:value="0.187201614427986" calcext:value-type="float">
            <text:p>0.18720161442798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15:02:49.447432775</dc:date>
    <meta:editing-duration>PT1M33S</meta:editing-duration>
    <meta:editing-cycles>1</meta:editing-cycles>
    <meta:document-statistic meta:table-count="24" meta:cell-count="1570" meta:object-count="0"/>
  </office:meta>
</office:document-meta>
</file>